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rializer.startElementImpl( String nsuri , String local , String qual , String namespaces [ ] [ ] , String attributes [ ] [ ]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MLSerializer.encode( char data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Serializer.HT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checkNamespace( String ns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Serializer.configure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Serializer.endElementImpl( String nsuri , String local , String qua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MLSerializer.body( String nsuri , String local , String qu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Serializer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